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="solid" draw:fill-color="#1c1c1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cm" svg:height="1cm" svg:x="5.60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0.9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802cm" svg:y="1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6.576cm" svg:y1="16.941cm" svg:x2="14.891cm" svg:y2="13.562cm">
          <text:p/>
        </draw:line>
        <draw:line draw:style-name="gr2" draw:text-style-name="P1" draw:layer="layout" svg:x1="15.135cm" svg:y1="12.84cm" svg:x2="11.581cm" svg:y2="4.35cm">
          <text:p/>
        </draw:line>
        <draw:line draw:style-name="gr3" draw:text-style-name="P1" draw:layer="layout" svg:x1="15.787cm" svg:y1="13.098cm" svg:x2="24.098cm" svg:y2="9.732cm">
          <text:p/>
        </draw:line>
        <draw:custom-shape draw:style-name="gr4" draw:text-style-name="P1" draw:layer="layout" svg:width="6.9cm" svg:height="6.6cm" draw:transform="rotate (-0.422544211907828) translate (13.457cm 8.876cm)">
          <text:p/>
          <draw:enhanced-geometry svg:viewBox="0 0 21600 21600" draw:mirror-horizontal="false" draw:mirror-vertical="false" draw:type="block-arc" draw:modifiers="-133.398004751812 10630.494520761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19:40:24.876908362</meta:creation-date>
    <dc:date>2015-01-29T19:49:07.782762561</dc:date>
    <meta:editing-duration>PT2M48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